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llard </text:p>
          </table:table-cell>
          <table:table-cell office:value-type="string" calcext:value-type="string">
            <text:p><text:s/>PER</text:p>
          </table:table-cell>
          <table:table-cell office:value-type="string" calcext:value-type="string">
            <text:p>Ballard</text:p>
          </table:table-cell>
        </table:table-row>
        <table:table-row table:style-name="ro1">
          <table:table-cell office:value-type="string" calcext:value-type="string">
            <text:p>Joy Division </text:p>
          </table:table-cell>
          <table:table-cell office:value-type="string" calcext:value-type="string">
            <text:p><text:s/>ORG</text:p>
          </table:table-cell>
          <table:table-cell office:value-type="string" calcext:value-type="string">
            <text:p>&lt;persName&gt;&lt;forename&gt;Joy&lt;/forename&gt; &lt;surname&gt;Division&lt;/surname&gt;&lt;/persName&gt;</text:p>
          </table:table-cell>
        </table:table-row>
        <table:table-row table:style-name="ro1">
          <table:table-cell office:value-type="string" calcext:value-type="string">
            <text:p>The Normal </text:p>
          </table:table-cell>
          <table:table-cell office:value-type="string" calcext:value-type="string">
            <text:p><text:s/>PER</text:p>
          </table:table-cell>
          <table:table-cell office:value-type="string" calcext:value-type="string">
            <text:p>&lt;orgName&gt;The Normal&lt;/orgName&gt; </text:p>
          </table:table-cell>
        </table:table-row>
        <table:table-row table:style-name="ro1">
          <table:table-cell office:value-type="string" calcext:value-type="string">
            <text:p>John Foxx </text:p>
          </table:table-cell>
          <table:table-cell office:value-type="string" calcext:value-type="string">
            <text:p><text:s/>PER</text:p>
          </table:table-cell>
          <table:table-cell office:value-type="string" calcext:value-type="string">
            <text:p>&lt;persName&gt;&lt;forename&gt;John&lt;/forename&gt; &lt;surname&gt;Foxx&lt;/surname&gt;&lt;/persName&gt;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LOC</text:p>
          </table:table-cell>
          <table:table-cell office:value-type="string" calcext:value-type="string">
            <text:p>Le &lt;org&gt;consortium &lt;orgName&gt;OMG&lt;/orgName&gt;&lt;/org&gt; ( &lt;orgName&gt;Object Management Group&lt;/orgName&gt; ) a été fondé &lt;date when="1989--"&gt;en 1989&lt;/date&gt;, dans le but de soutenir et uniformiser les nouvelles technologies basées sur les objets. {S}</text:p>
          </table:table-cell>
        </table:table-row>
        <table:table-row table:style-name="ro1">
          <table:table-cell office:value-type="string" calcext:value-type="string">
            <text:p>Jiang Qing </text:p>
          </table:table-cell>
          <table:table-cell office:value-type="string" calcext:value-type="string">
            <text:p><text:s/>LOC</text:p>
          </table:table-cell>
          <table:table-cell office:value-type="string" calcext:value-type="string">
            <text:p>&lt;date when="2006--"&gt;En 2006&lt;/date&gt;, le jury du supplément littéraire du &lt;placeName&gt;New York&lt;/placeName&gt; Times consacre Beloved " meilleur roman de &lt;date when="--25"&gt;ces 25 dernières&lt;/date&gt; années " et &lt;date when="-11-"&gt;en novembre de la même année&lt;/date&gt;, le &lt;placeName type="building"&gt;Musée du &lt;orgName&gt;Louvre&lt;/orgName&gt;&lt;/placeName&gt; fait de Morrison son invitée d' honneur proposant un programme de lectures, rencontres et conférences avec l' &lt;roleName type="office"&gt;auteur&lt;/roleName&gt; et ses amis artistes, &lt;roleName type="office"&gt;écrivains&lt;/roleName&gt; ou &lt;roleName type="office"&gt;professeurs&lt;/roleName&gt;. {S}</text:p>
          </table:table-cell>
        </table:table-row>
        <table:table-row table:style-name="ro1">
          <table:table-cell office:value-type="string" calcext:value-type="string">
            <text:p>Mao Zedong </text:p>
          </table:table-cell>
          <table:table-cell office:value-type="string" calcext:value-type="string">
            <text:p><text:s/>PER</text:p>
          </table:table-cell>
          <table:table-cell office:value-type="string" calcext:value-type="string">
            <text:p>Le delta de la &lt;geogName&gt;&lt;geogFeat&gt;rivière&lt;/geogFeat&gt; des Perles&lt;/geogName&gt;, situé au centre du &lt;placeName&gt;Guangdong&lt;/placeName&gt;, abrite des villes mondiales comme &lt;persName&gt;&lt;forename&gt;Hong&lt;/forename&gt; &lt;surname&gt;Kong&lt;/surname&gt;&lt;/persName&gt;, &lt;placeName&gt;Canton&lt;/placeName&gt; ou Shenzhen. {S}</text:p>
          </table:table-cell>
        </table:table-row>
        <table:table-row table:style-name="ro1">
          <table:table-cell office:value-type="string" calcext:value-type="string">
            <text:p>bande des Quatre </text:p>
          </table:table-cell>
          <table:table-cell office:value-type="string" calcext:value-type="string">
            <text:p><text:s/>LOC</text:p>
          </table:table-cell>
          <table:table-cell office:value-type="string" calcext:value-type="string">
            <text:p>L' &lt;geogFeat&gt;île&lt;/geogFeat&gt; indonésienne de &lt;geogName&gt;Bali&lt;/geogName&gt; est ainsi marquée par une forte influence hindoue, avec des éléments bouddhistes et surtout animistes, le syncrétisme étant plus facile dans ces cultures. &lt;csc&gt;&lt;form&gt;S&lt;/form&gt;&lt;/csc&gt; &lt;persName&gt;Armstrong&lt;/persName&gt; a ensuite pris part au spectacle de &lt;persName&gt;&lt;forename&gt;Bob&lt;/forename&gt; &lt;surname&gt;Hope&lt;/surname&gt;&lt;/persName&gt; de l' &lt;orgName&gt;United Service Organizations&lt;/orgName&gt;. {S}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LOC</text:p>
          </table:table-cell>
          <table:table-cell office:value-type="string" calcext:value-type="string">
            <text:p>Granville est située à &lt;measure type="length" quantity="dix-sept" unit="kilomètres"&gt;dix-sept kilomètres&lt;/measure&gt; au sud __ est de son quartier insulaire de Chausey, &lt;measure type="length" quantity="deux cent quatre-vingt huit" unit="kilomètres"&gt;deux cent quatre-vingt huit kilomètres&lt;/measure&gt; à l' &lt;offset&gt;ouest de&lt;/offset&gt; &lt;placeName&gt;Paris&lt;/placeName&gt; __ &lt;persName&gt;Notre-Dame&lt;/persName&gt;, point &lt;adress&gt;&lt;adrLine&gt;&lt;address-number&gt;zéro&lt;/address-number&gt; des routes de &lt;placeName&gt;France&lt;/placeName&gt;&lt;/adrLine&gt;&lt;/adress&gt;, &lt;measure type="length" quantity="quarante-neuf" unit="kilomètres"&gt;quarante-neuf kilomètres&lt;/measure&gt; au sud __ &lt;offset&gt;ouest de&lt;/offset&gt; &lt;placeName&gt;Saint-Lô&lt;/placeName&gt;, &lt;measure type="length" quantity="vingt-quatre" unit="kilomètres"&gt;vingt-quatre kilomètres&lt;/measure&gt; au nord __ ouest d' Avranches, &lt;measure type="length" quantity="vingt-sept" unit="kilomètres"&gt;vingt-sept kilomètres&lt;/measure&gt; au sud __ ouest de Coutances, &lt;measure type="length" quantity="quatre-vingt onze" unit="kilomètres"&gt;quatre-vingt onze kilomètres&lt;/measure&gt; au &lt;offset&gt;sud de&lt;/offset&gt; &lt;placeName&gt;Cherbourg-Octeville&lt;/placeName&gt;, &lt;measure type="length" quantity="vingt-trois" unit="kilomètres"&gt;vingt-trois kilomètres&lt;/measure&gt; au &lt;offset&gt;nord du&lt;/offset&gt; &lt;geogFeat&gt;Mont&lt;/geogFeat&gt;-&lt;placeName&gt;Saint-Michel&lt;/placeName&gt;, &lt;measure type="length" quantity="vingt-six" unit="kilomètres"&gt;vingt-six kilomètres&lt;/measure&gt; au nord __ est de Cancale, &lt;measure type="length" quantity="quatre-vingt dix-neuf" unit="kilomètres"&gt;quatre-vingt dix-neuf kilomètres&lt;/measure&gt; au sud __ &lt;offset&gt;ouest de&lt;/offset&gt; &lt;placeName&gt;Caen&lt;/placeName&gt;. {S}</text:p>
          </table:table-cell>
        </table:table-row>
        <table:table-row table:style-name="ro1">
          <table:table-cell office:value-type="string" calcext:value-type="string">
            <text:p>Arrhenius </text:p>
          </table:table-cell>
          <table:table-cell office:value-type="string" calcext:value-type="string">
            <text:p><text:s/>PER</text:p>
          </table:table-cell>
          <table:table-cell office:value-type="string" calcext:value-type="string">
            <text:p>Le château fut transformé en dépôt de sel et de nombreuses pierres des remparts furent réutilisées au 17 e siècle lors de la construction du port fortifié de Morges. {S}</text:p>
          </table:table-cell>
        </table:table-row>
        <table:table-row table:style-name="ro1">
          <table:table-cell office:value-type="string" calcext:value-type="string">
            <text:p>Michael Faraday </text:p>
          </table:table-cell>
          <table:table-cell office:value-type="string" calcext:value-type="string">
            <text:p><text:s/>PER</text:p>
          </table:table-cell>
          <table:table-cell office:value-type="string" calcext:value-type="string">
            <text:p>La &lt;geogFeat&gt;plaine&lt;/geogFeat&gt; du &lt;offset&gt;Nord de la&lt;/offset&gt; &lt;placeName&gt;Chine&lt;/placeName&gt;, située à &lt;placeName&gt;Pékin&lt;/placeName&gt;, est géologiquement une &lt;adress&gt;&lt;adrLine&gt;zone&lt;/adrLine&gt;&lt;/adress&gt; de sédimentation qui a été constituée au cours du temps par la formation du delta du &lt;offset&gt;Nord de la&lt;/offset&gt; &lt;placeName&gt;Chine&lt;/placeName&gt;. {S}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LOC</text:p>
          </table:table-cell>
          <table:table-cell office:value-type="string" calcext:value-type="string">
            <text:p>En 1209, des étudiants qui fuyaient la violence d' &lt;placeName&gt;Oxford&lt;/placeName&gt; se sont réfugiés à &lt;placeName&gt;Cambridge&lt;/placeName&gt; et y ont fondé une &lt;org type="local"&gt;université&lt;/org&gt;. {S}</text:p>
          </table:table-cell>
        </table:table-row>
        <table:table-row table:style-name="ro1">
          <table:table-cell office:value-type="string" calcext:value-type="string">
            <text:p>Elizabeth II </text:p>
          </table:table-cell>
          <table:table-cell office:value-type="string" calcext:value-type="string">
            <text:p><text:s/>PER</text:p>
          </table:table-cell>
          <table:table-cell office:value-type="string" calcext:value-type="string">
            <text:p>Le &lt;placeName&gt;Thionville&lt;/placeName&gt; FC passe professionnel et évolue en &lt;persName&gt;&lt;surname&gt;Division&lt;/surname&gt;&lt;/persName&gt; 2 lors &lt;val type="approximatif"&gt;des&lt;/val&gt; &lt;measure type="duration" quantity="1979" unit="saisons"&gt;saisons 1979&lt;/measure&gt;_&lt;date from="1980" to="1980"&gt;1980 et 1980&lt;/date&gt;_1981. &lt;csc&gt;&lt;form&gt;S&lt;/form&gt;&lt;/csc&gt;&lt;/s&gt;</text:p>
          </table:table-cell>
        </table:table-row>
        <table:table-row table:style-name="ro1">
          <table:table-cell office:value-type="string" calcext:value-type="string">
            <text:p>Angleterre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OMG </text:p>
          </table:table-cell>
          <table:table-cell office:value-type="string" calcext:value-type="string">
            <text:p><text:s/>ORG</text:p>
          </table:table-cell>
          <table:table-cell/>
        </table:table-row>
        <table:table-row table:style-name="ro1">
          <table:table-cell office:value-type="string" calcext:value-type="string">
            <text:p>Object Management Group </text:p>
          </table:table-cell>
          <table:table-cell office:value-type="string" calcext:value-type="string">
            <text:p><text:s/>ORG</text:p>
          </table:table-cell>
          <table: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New York Times </text:p>
          </table:table-cell>
          <table:table-cell office:value-type="string" calcext:value-type="string">
            <text:p><text:s/>ORG</text:p>
          </table:table-cell>
          <table:table-cell/>
        </table:table-row>
        <table:table-row table:style-name="ro1">
          <table:table-cell office:value-type="string" calcext:value-type="string">
            <text:p>Beloved </text:p>
          </table:table-cell>
          <table:table-cell office:value-type="string" calcext:value-type="string">
            <text:p><text:s/>MISC</text:p>
          </table:table-cell>
          <table:table-cell/>
        </table:table-row>
        <table:table-row table:style-name="ro1">
          <table:table-cell office:value-type="string" calcext:value-type="string">
            <text:p>Musée du Louvre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Morrison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PER</text:p>
          </table:table-cell>
          <table:table-cell/>
        </table:table-row>
        <table:table-row table:style-name="ro1">
          <table:table-cell office:value-type="string" calcext:value-type="string">
            <text:p>Le delta de la rivière des Perles </text:p>
          </table:table-cell>
          <table:table-cell office:value-type="string" calcext:value-type="string">
            <text:p><text:s/>MISC</text:p>
          </table:table-cell>
          <table:table-cell/>
        </table:table-row>
        <table:table-row table:style-name="ro1">
          <table:table-cell office:value-type="string" calcext:value-type="string">
            <text:p>Guangdong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Hong Kong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Canton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Shenzhen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Bali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PER</text:p>
          </table:table-cell>
          <table:table-cell/>
        </table:table-row>
        <table:table-row table:style-name="ro1">
          <table:table-cell office:value-type="string" calcext:value-type="string">
            <text:p>Armstrong </text:p>
          </table:table-cell>
          <table:table-cell office:value-type="string" calcext:value-type="string">
            <text:p><text:s/>PER</text:p>
          </table:table-cell>
          <table:table-cell/>
        </table:table-row>
        <table:table-row table:style-name="ro1">
          <table:table-cell office:value-type="string" calcext:value-type="string">
            <text:p>Bob Hope </text:p>
          </table:table-cell>
          <table:table-cell office:value-type="string" calcext:value-type="string">
            <text:p><text:s/>PER</text:p>
          </table:table-cell>
          <table:table-cell/>
        </table:table-row>
        <table:table-row table:style-name="ro1">
          <table:table-cell office:value-type="string" calcext:value-type="string">
            <text:p>S} </text:p>
          </table:table-cell>
          <table:table-cell office:value-type="string" calcext:value-type="string">
            <text:p><text:s/>PER</text:p>
          </table:table-cell>
          <table:table-cell/>
        </table:table-row>
        <table:table-row table:style-name="ro1">
          <table:table-cell office:value-type="string" calcext:value-type="string">
            <text:p>Granville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Chausey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Paris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Notre-Dame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point zéro des routes de France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Saint-Lô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Avranches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Coutances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Cherbourg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Octeville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Mont-Saint-Michel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Cancale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Caen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Morges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La plaine du Nord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la Chine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Pékin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la Chine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Cambridge </text:p>
          </table:table-cell>
          <table:table-cell office:value-type="string" calcext:value-type="string">
            <text:p><text:s/>LOC</text:p>
          </table:table-cell>
          <table:table-cell/>
        </table:table-row>
        <table:table-row table:style-name="ro1">
          <table:table-cell office:value-type="string" calcext:value-type="string">
            <text:p>Thionville FC </text:p>
          </table:table-cell>
          <table:table-cell office:value-type="string" calcext:value-type="string">
            <text:p><text:s/>ORG</text:p>
          </table:table-cell>
          <table:table-cell/>
        </table:table-row>
        <table:table-row table:style-name="ro1">
          <table:table-cell office:value-type="string" calcext:value-type="string">
            <text:p>Division 2 </text:p>
          </table:table-cell>
          <table:table-cell office:value-type="string" calcext:value-type="string">
            <text:p><text:s/>MISC</text:p>
          </table:table-cell>
          <table:table-cell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<text:s/>P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43:28.930839943</meta:creation-date>
    <dc:date>2021-04-13T18:53:11.851462668</dc:date>
    <meta:editing-duration>PT9M43S</meta:editing-duration>
    <meta:editing-cycles>1</meta:editing-cycles>
    <meta:document-statistic meta:table-count="1" meta:cell-count="131" meta:object-count="0"/>
    <meta:generator>LibreOffice/7.0.4.2$Linux_X86_64 LibreOffice_project/00$Build-2</meta:generator>
  </office:meta>
</office:document-meta>
</file>